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row table:style-name="ro1">
          <table:table-cell/>
          <table:table-cell table:style-name="ce1" office:value-type="string" calcext:value-type="string" table:number-columns-spanned="3" table:number-rows-spanned="3">
            <text:p>P-CNN + linearSVM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0.0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0.1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8:.D17])" office:value-type="float" office:value="52.79367" calcext:value-type="float">
            <text:p>52.79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5" table:formula="of:=AVERAGE([.H8:.H17])" office:value-type="float" office:value="52.88889" calcext:value-type="float">
            <text:p>52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8:.D17])" office:value-type="float" office:value="10.5693565701408" calcext:value-type="float">
            <text:p>10.57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6" table:formula="of:=STDEV([.H8:.H17])" office:value-type="float" office:value="10.2533075931027" calcext:value-type="float">
            <text:p>10.25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D24:.D33])" office:value-type="float" office:value="53.11111" calcext:value-type="float">
            <text:p>53.11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H24:.H33])" office:value-type="float" office:value="51.2381" calcext:value-type="float">
            <text:p>51.24</text:p>
          </table:table-cell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std</text:p>
          </table:table-cell>
          <table:table-cell table:style-name="ce14" table:formula="of:=STDEV([.D24:.D33])" office:value-type="float" office:value="10.1808079213838" calcext:value-type="float">
            <text:p>10.18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4" table:formula="of:=STDEV([.H24:.H33])" office:value-type="float" office:value="8.7737402682981" calcext:value-type="float">
            <text:p>8.77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00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0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5.5556" calcext:value-type="float">
            <text:p>35.56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40:.D49])" office:value-type="float" office:value="51.90476" calcext:value-type="float">
            <text:p>51.90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H40:.H49])" office:value-type="float" office:value="51.68254" calcext:value-type="float">
            <text:p>51.68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40:.D49])" office:value-type="float" office:value="8.89044619142744" calcext:value-type="float">
            <text:p>8.89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H40:.H49])" office:value-type="float" office:value="9.30107830023547" calcext:value-type="float">
            <text:p>9.30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4:58:26.084641830</meta:creation-date>
    <dc:date>2016-05-19T16:33:36.413756898</dc:date>
    <meta:editing-duration>PT1H34M46S</meta:editing-duration>
    <meta:editing-cycles>10</meta:editing-cycles>
    <meta:generator>LibreOffice/4.2.8.2$Linux_X86_64 LibreOffice_project/420m0$Build-2</meta:generator>
    <meta:document-statistic meta:table-count="1" meta:cell-count="157" meta:object-count="0"/>
  </office:meta>
</office:document-meta>
</file>